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f79f1" officeooo:paragraph-rsid="001f79f1"/>
    </style:style>
    <style:style style:name="P2" style:family="paragraph" style:parent-style-name="Standard">
      <style:paragraph-properties fo:text-align="start" style:justify-single-word="false"/>
      <style:text-properties officeooo:rsid="001f79f1" officeooo:paragraph-rsid="001f79f1"/>
    </style:style>
    <style:style style:name="P3" style:family="paragraph" style:parent-style-name="Standard" style:list-style-name="L1">
      <style:paragraph-properties fo:text-align="start" style:justify-single-word="false"/>
      <style:text-properties officeooo:rsid="001f79f1" officeooo:paragraph-rsid="001f79f1"/>
    </style:style>
    <style:style style:name="P4" style:family="paragraph" style:parent-style-name="Standard">
      <style:paragraph-properties fo:text-align="start" style:justify-single-word="false"/>
      <style:text-properties fo:font-weight="bold" officeooo:rsid="001f79f1" officeooo:paragraph-rsid="001f79f1" style:font-weight-asian="bold" style:font-weight-complex="bold"/>
    </style:style>
    <style:style style:name="P5" style:family="paragraph" style:parent-style-name="Standard">
      <style:paragraph-properties fo:text-align="center" style:justify-single-word="false"/>
      <style:text-properties fo:font-weight="bold" officeooo:rsid="001f79f1" officeooo:paragraph-rsid="001f79f1" style:font-weight-asian="bold" style:font-weight-complex="bold"/>
    </style:style>
    <style:style style:name="P6" style:family="paragraph" style:parent-style-name="Standard" style:list-style-name="L2">
      <style:paragraph-properties fo:text-align="start" style:justify-single-word="false"/>
      <style:text-properties fo:font-weight="normal" officeooo:rsid="001f79f1" officeooo:paragraph-rsid="001f79f1" style:font-weight-asian="normal" style:font-weight-complex="normal"/>
    </style:style>
    <style:style style:name="P7" style:family="paragraph" style:parent-style-name="Standard" style:list-style-name="L3">
      <style:paragraph-properties fo:text-align="start" style:justify-single-word="false"/>
      <style:text-properties fo:font-weight="normal" officeooo:rsid="001fb8c7" officeooo:paragraph-rsid="001fb8c7"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PAPER </text:p>
      <text:p text:style-name="P1"/>
      <text:p text:style-name="P4">Descripción</text:p>
      <text:p text:style-name="P2">En esta entrega se desarrolló el analizador sintáctico el cual dividimos en tres partes fundamentales, la primera adición de nuevas reglas en nuestro analizador léxico y tambíen agregamos decoradores a nuestro analizador sintáctico, después desarrollamos la parte de la precedencia de operadores, para eliminar los “shift reduce”, ordenandolos y clasificandolos si eran de derecha a izquierda o de izquierda a derecha, por último nos enfocamos en comprender el funcionamiento de el archivo cast.py, en entender el funcionamiento de cada clase con sus campos, para poder expresar bien cada “return” de nuestros decoradores específicados en el cparse.py y adicionar nuevas clases.</text:p>
      <text:p text:style-name="P2"/>
      <text:p text:style-name="P4">Módulos modificados</text:p>
      <text:list xml:id="list3880987082" text:style-name="L1">
        <text:list-item>
          <text:p text:style-name="P3">Lexe.py</text:p>
        </text:list-item>
        <text:list-item>
          <text:p text:style-name="P3">cparse.py</text:p>
        </text:list-item>
        <text:list-item>
          <text:p text:style-name="P3">cast.py</text:p>
        </text:list-item>
      </text:list>
      <text:p text:style-name="P4">Tareas realizadas</text:p>
      <text:list xml:id="list940638663" text:style-name="L2">
        <text:list-item>
          <text:p text:style-name="P6">Adición de reglas en el analizador léxico</text:p>
        </text:list-item>
        <text:list-item>
          <text:p text:style-name="P6">Creación de decoradores</text:p>
        </text:list-item>
        <text:list-item>
          <text:p text:style-name="P6">Precedencia de operadores</text:p>
        </text:list-item>
        <text:list-item>
          <text:p text:style-name="P6">Creación y modificación de clases en el cast.py</text:p>
        </text:list-item>
        <text:list-item>
          <text:p text:style-name="P6">Especificación de retorno de cada decorador</text:p>
        </text:list-item>
      </text:list>
      <text:p text:style-name="P2"/>
      <text:p text:style-name="P4">Dificultades</text:p>
      <text:list xml:id="list580055474" text:style-name="L3">
        <text:list-item>
          <text:p text:style-name="P7">Comprensión del archivo cast.py, en cuanto al funcionamiento y especificación de las clases.</text:p>
        </text:list-item>
        <text:list-item>
          <text:p text:style-name="P7">Especificación en la precedencia de operadores.</text:p>
        </text:list-item>
        <text:list-item>
          <text:p text:style-name="P7">Eliminar todos los “shift-reduce”.</text:p>
        </text:list-item>
        <text:list-item>
          <text:p text:style-name="P7">Desarrollo de instrucciones compuestas.</text:p>
        </text:list-item>
        <text:list-item>
          <text:p text:style-name="P7">Especificaciones de cada retur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6T20:06:40.284401467</meta:creation-date>
    <dc:date>2019-05-16T20:27:05.675272104</dc:date>
    <meta:editing-duration>PT20M28S</meta:editing-duration>
    <meta:editing-cycles>3</meta:editing-cycles>
    <meta:generator>LibreOffice/6.1.2.1$Linux_x86 LibreOffice_project/10$Build-1</meta:generator>
    <meta:document-statistic meta:table-count="0" meta:image-count="0" meta:object-count="0" meta:page-count="1" meta:paragraph-count="19" meta:word-count="181" meta:character-count="1202" meta:non-whitespace-character-count="1052"/>
  </office:meta>
</office:document-meta>
</file>